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da59" officeooo:paragraph-rsid="0008da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fix problems of start of ubunto ,you need to change the order of boot in bios by example at first put windows in place of ubuntu at first order and after change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3T11:03:54.121784797</meta:creation-date>
    <dc:date>2021-07-13T11:06:26.669857662</dc:date>
    <meta:editing-duration>PT2M33S</meta:editing-duration>
    <meta:editing-cycles>1</meta:editing-cycles>
    <meta:document-statistic meta:table-count="0" meta:image-count="0" meta:object-count="0" meta:page-count="1" meta:paragraph-count="1" meta:word-count="34" meta:character-count="166" meta:non-whitespace-character-count="133"/>
    <meta:generator>LibreOffice/6.4.7.2$Linux_X86_64 LibreOffice_project/40$Build-2</meta:generator>
  </office:meta>
</office:document-meta>
</file>